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ca" fo:country="ES" officeooo:rsid="0000e7a8" officeooo:paragraph-rsid="0000e7a8"/>
    </style:style>
    <style:style style:name="P2" style:family="paragraph" style:parent-style-name="Standard" style:list-style-name="L1">
      <style:text-properties style:font-name="Arial" fo:language="ca" fo:country="ES" officeooo:rsid="0000e7a8" officeooo:paragraph-rsid="0000e7a8"/>
    </style:style>
    <style:style style:name="P3" style:family="paragraph" style:parent-style-name="Standard" style:list-style-name="L2">
      <style:text-properties style:font-name="Arial" fo:language="ca" fo:country="ES" officeooo:rsid="0000e7a8" officeooo:paragraph-rsid="0000e7a8"/>
    </style:style>
    <style:style style:name="P4" style:family="paragraph" style:parent-style-name="Standard" style:list-style-name="L1">
      <style:text-properties style:font-name="Arial" fo:language="ca" fo:country="ES" officeooo:rsid="00012078" officeooo:paragraph-rsid="00012078"/>
    </style:style>
    <style:style style:name="P5" style:family="paragraph" style:parent-style-name="Standard" style:list-style-name="L2">
      <style:text-properties style:font-name="Arial" fo:language="ca" fo:country="ES" officeooo:rsid="0002ec99" officeooo:paragraph-rsid="0002ec99"/>
    </style:style>
    <style:style style:name="P6" style:family="paragraph" style:parent-style-name="Standard">
      <style:text-properties style:font-name="Arial" fo:language="ca" fo:country="ES" officeooo:rsid="0002ec99" officeooo:paragraph-rsid="0002ec99"/>
    </style:style>
    <style:style style:name="P7" style:family="paragraph" style:parent-style-name="Standard" style:list-style-name="L1">
      <style:text-properties style:font-name="Arial" fo:language="ca" fo:country="ES" officeooo:rsid="00047eb8" officeooo:paragraph-rsid="00047eb8"/>
    </style:style>
    <style:style style:name="P8" style:family="paragraph" style:parent-style-name="Standard" style:list-style-name="L1">
      <style:text-properties style:font-name="Arial" fo:language="ca" fo:country="ES" officeooo:rsid="0005ce18" officeooo:paragraph-rsid="0005ce18"/>
    </style:style>
    <style:style style:name="T1" style:family="text">
      <style:text-properties officeooo:rsid="000120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c<text:span text:style-name="T1">à</text:span>nic:</text:p>
      <text:p text:style-name="P1"/>
      <text:list xml:id="list678596797" text:style-name="L1">
        <text:list-item>
          <text:p text:style-name="P2">Suport polit<text:span text:style-name="T1">j</text:span>a lliure eix Y.</text:p>
        </text:list-item>
        <text:list-item>
          <text:p text:style-name="P4">8 escaires per assegurar 90 graus.</text:p>
        </text:list-item>
        <text:list-item>
          <text:p text:style-name="P2">Perfil central part inferior del marc. 30X60.</text:p>
        </text:list-item>
        <text:list-item>
          <text:p text:style-name="P2">Possibilitat de fer les potes mes altes (200mm)</text:p>
        </text:list-item>
        <text:list-item>
          <text:p text:style-name="P2">M<text:span text:style-name="T1">u</text:span>nt<text:span text:style-name="T1">a</text:span>r de nou per quadrar angles.</text:p>
        </text:list-item>
        <text:list-item>
          <text:p text:style-name="P7">Base de conglometat/formica blanca.544x440x19mm</text:p>
        </text:list-item>
        <text:list-item>
          <text:p text:style-name="P8">4 Potes</text:p>
        </text:list-item>
      </text:list>
      <text:p text:style-name="P1"/>
      <text:p text:style-name="P1"/>
      <text:p text:style-name="P1">Electric/Cablejat.</text:p>
      <text:list xml:id="list217119603" text:style-name="L2">
        <text:list-header>
          <text:p text:style-name="P3"/>
        </text:list-header>
        <text:list-item>
          <text:p text:style-name="P3">Cable de corrent directe amb <text:span text:style-name="T1">faston</text:span> (Provisional)</text:p>
        </text:list-item>
        <text:list-item>
          <text:p text:style-name="P3">Cable motors, de 1.5m.</text:p>
        </text:list-item>
        <text:list-item>
          <text:p text:style-name="P5">Placa de conexions controladors, sensort, etc a la placa de control.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22T11:32:22.576000000</dc:date>
    <meta:editing-duration>PT15M16S</meta:editing-duration>
    <meta:editing-cycles>5</meta:editing-cycles>
    <meta:document-statistic meta:table-count="0" meta:image-count="0" meta:object-count="0" meta:page-count="1" meta:paragraph-count="13" meta:word-count="73" meta:character-count="417" meta:non-whitespace-character-count="367"/>
  </office:meta>
</office:document-meta>
</file>